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4f438" officeooo:paragraph-rsid="0014f43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6925e" officeooo:paragraph-rsid="0016925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71614" officeooo:paragraph-rsid="0017161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9293a" officeooo:paragraph-rsid="0019293a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af04c" officeooo:paragraph-rsid="001af04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af04c" officeooo:paragraph-rsid="001af04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bf2d1" officeooo:paragraph-rsid="001bf2d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c13a7" officeooo:paragraph-rsid="001c13a7" style:font-size-asian="10.5pt" style:font-weight-asian="normal" style:font-size-complex="12pt" style:font-weight-complex="normal"/>
    </style:style>
    <style:style style:name="T1" style:family="text">
      <style:text-properties officeooo:rsid="00180a73"/>
    </style:style>
    <style:style style:name="T2" style:family="text">
      <style:text-properties officeooo:rsid="001bf2d1"/>
    </style:style>
    <style:style style:name="T3" style:family="text">
      <style:text-properties officeooo:rsid="001c13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Autoevaluación Miguel López </text:p>
      <text:p text:style-name="P1"/>
      <text:p text:style-name="P1"/>
      <text:p text:style-name="P2">Personalmente creo que <text:span text:style-name="T1">los contenidos vistos en esta primera evaluación han sido muy buenos.</text:span></text:p>
      <text:p text:style-name="P2"/>
      <text:p text:style-name="P3">En cuanto a mi <text:span text:style-name="T1">trabajo en la asignatura he seguido con interés las clases y solo he fallado un día por motivo justificado.</text:span></text:p>
      <text:p text:style-name="P3"/>
      <text:p text:style-name="P4"><text:span text:style-name="T3">También</text:span> tengo que decir que no he podido dedicar todas las horas que me hubiese gustado a la asignatura , ya que mi situación laboral me limita mucho el tiempo.</text:p>
      <text:p text:style-name="P4"/>
      <text:p text:style-name="P4">En cuanto lo aprendido <text:s/>me ha gustado especialmente el GitHub, <text:s/>ya que es muy practico y fácil de usar.</text:p>
      <text:p text:style-name="P4"/>
      <text:p text:style-name="P4">Le he dado un uso real ya que <text:s/>aparte del repositorio ad tengo otros dos mas, y otra cuenta de carácter personal que me he creado.</text:p>
      <text:p text:style-name="P4"/>
      <text:p text:style-name="P6">El ide MonoDevelop me ha gustado sus opciones de auto-completado y creo que para el lenguaje C# ayuda bastante <text:span text:style-name="T2">a la hora de picar código. </text:span></text:p>
      <text:p text:style-name="P6"/>
      <text:p text:style-name="P7">También me ha aparecido muy interesante el gtk en mi opinión <text:s/>el sistema grafico es mucho mas intuitivo que el de eclipse.</text:p>
      <text:p text:style-name="P7"/>
      <text:p text:style-name="P7">En cuanto al apartado de JDBC es el apartado que mas conozco he realizado un pequeño ejemplo llamado música , donde se pueden listar ,añadir y eliminar registros.</text:p>
      <text:p text:style-name="P8">Aun que el código no esta separado en MVC y falta mucho que depurar </text:p>
      <text:p text:style-name="P8"/>
      <text:p text:style-name="P8">Analizando todo lo anteriormente expuesto valoraría <text:s/>mi nota con un 6 , por que aun que mi trabajo ha sido correcto también tiene mucho margen de mejora.</text:p>
      <text:p text:style-name="P8"><text:s text:c="4"/></text:p>
      <text:p text:style-name="P7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22:26:39.317533835</meta:creation-date>
    <dc:date>2019-10-27T23:48:30.941331653</dc:date>
    <meta:editing-duration>PT9M17S</meta:editing-duration>
    <meta:editing-cycles>1</meta:editing-cycles>
    <meta:document-statistic meta:table-count="0" meta:image-count="0" meta:object-count="0" meta:page-count="1" meta:paragraph-count="12" meta:word-count="231" meta:character-count="1285" meta:non-whitespace-character-count="1050"/>
    <meta:generator>LibreOffice/6.0.7.3$Linux_X86_64 LibreOffice_project/00m0$Build-3</meta:generator>
  </office:meta>
</office:document-meta>
</file>